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1pt" fo:language="en" fo:country="US" officeooo:rsid="001c2a5a" officeooo:paragraph-rsid="001c2a5a" style:font-size-asian="11pt" style:font-size-complex="11pt"/>
    </style:style>
    <style:style style:name="P2" style:family="paragraph" style:parent-style-name="Horizontal_20_Line">
      <style:text-properties fo:color="#000000" loext:opacity="100%" fo:font-size="11pt" fo:language="en" fo:country="US" officeooo:rsid="00470c96" officeooo:paragraph-rsid="00470c96" style:font-size-asian="11pt" style:font-size-complex="11pt"/>
    </style:style>
    <style:style style:name="P3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1c2a5a" style:font-size-asian="11pt" style:font-size-complex="11pt"/>
    </style:style>
    <style:style style:name="P4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3ceccd" style:font-size-asian="11pt" style:font-size-complex="11pt"/>
    </style:style>
    <style:style style:name="P5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1dada" officeooo:paragraph-rsid="00388344" style:font-size-asian="11pt" style:font-size-complex="11pt"/>
    </style:style>
    <style:style style:name="P6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775f0" officeooo:paragraph-rsid="003ceccd" style:font-size-asian="11pt" style:font-size-complex="11pt"/>
    </style:style>
    <style:style style:name="P7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3edabe" officeooo:paragraph-rsid="003f8fd0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3d13a3" officeooo:paragraph-rsid="003d13a3" style:font-size-asian="11pt" style:font-size-complex="11pt"/>
    </style:style>
    <style:style style:name="P9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4bb780" officeooo:paragraph-rsid="004bb780" style:font-size-asian="11pt" style:font-size-complex="11pt"/>
    </style:style>
    <style:style style:name="P10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3ceccd" officeooo:paragraph-rsid="003ceccd" style:font-size-asian="11pt" style:font-weight-asian="bold" style:font-size-complex="11pt" style:font-weight-complex="bold"/>
    </style:style>
    <style:style style:name="P11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normal" officeooo:rsid="004bb780" officeooo:paragraph-rsid="004bb780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000000" loext:opacity="100%" fo:font-size="16pt" fo:language="en" fo:country="US" fo:font-weight="bold" officeooo:rsid="001c2a5a" officeooo:paragraph-rsid="001c2a5a" style:font-size-asian="16pt" style:font-weight-asian="bold" style:font-size-complex="16pt" style:font-weight-complex="bold"/>
    </style:style>
    <style:style style:name="P13" style:family="paragraph" style:parent-style-name="Standard">
      <loext:graphic-properties draw:fill-gradient-name="gradient" draw:fill-hatch-name="hatch"/>
      <style:text-properties fo:color="#000000" loext:opacity="100%" fo:font-size="10pt" fo:language="en" fo:country="US" officeooo:rsid="001c2a5a" officeooo:paragraph-rsid="001c2a5a" style:font-size-asian="10pt" style:font-size-complex="10pt"/>
    </style:style>
    <style:style style:name="P14" style:family="paragraph" style:parent-style-name="Standard">
      <loext:graphic-properties draw:fill-gradient-name="gradient" draw:fill-hatch-name="hatch"/>
      <style:text-properties fo:color="#000000" loext:opacity="100%" fo:font-size="10pt" fo:language="en" fo:country="US" officeooo:rsid="001c2a5a" officeooo:paragraph-rsid="003ceccd" style:font-size-asian="10pt" style:font-size-complex="10pt"/>
    </style:style>
    <style:style style:name="P15" style:family="paragraph" style:parent-style-name="Standard">
      <loext:graphic-properties draw:fill-gradient-name="gradient" draw:fill-hatch-name="hatch"/>
      <style:text-properties fo:color="#000000" loext:opacity="100%" fo:font-size="10pt" fo:language="en" fo:country="US" officeooo:rsid="00205bf2" officeooo:paragraph-rsid="00205bf2" style:font-size-asian="10pt" style:font-size-complex="10pt"/>
    </style:style>
    <style:style style:name="P16" style:family="paragraph" style:parent-style-name="Standard">
      <loext:graphic-properties draw:fill-gradient-name="gradient" draw:fill-hatch-name="hatch"/>
      <style:text-properties fo:color="#000000" loext:opacity="100%" fo:font-size="10pt" fo:language="en" fo:country="US" officeooo:rsid="003fe830" officeooo:paragraph-rsid="003fe830" style:font-size-asian="10pt" style:font-size-complex="10pt"/>
    </style:style>
    <style:style style:name="P17" style:family="paragraph" style:parent-style-name="Standard">
      <loext:graphic-properties draw:fill-gradient-name="gradient" draw:fill-hatch-name="hatch"/>
      <style:text-properties fo:color="#000000" loext:opacity="100%" fo:font-size="10pt" fo:language="en" fo:country="US" fo:font-weight="bold" officeooo:rsid="003ceccd" officeooo:paragraph-rsid="003ceccd" style:font-size-asian="10pt" style:font-weight-asian="bold" style:font-size-complex="10pt" style:font-weight-complex="bold"/>
    </style:style>
    <style:style style:name="P18" style:family="paragraph" style:parent-style-name="Standard" style:list-style-name="L1">
      <loext:graphic-properties draw:fill-gradient-name="gradient" draw:fill-hatch-name="hatch"/>
      <style:text-properties fo:color="#000000" loext:opacity="100%" fo:font-size="10pt" fo:language="en" fo:country="US" officeooo:rsid="00388344" officeooo:paragraph-rsid="00388344" style:font-size-asian="10pt" style:font-size-complex="10pt"/>
    </style:style>
    <style:style style:name="P19" style:family="paragraph" style:parent-style-name="Standard" style:list-style-name="L1">
      <loext:graphic-properties draw:fill-gradient-name="gradient" draw:fill-hatch-name="hatch"/>
      <style:text-properties fo:color="#000000" loext:opacity="100%" fo:font-size="10pt" fo:language="en" fo:country="US" officeooo:rsid="0031ec4c" officeooo:paragraph-rsid="0031ec4c" style:font-size-asian="10pt" style:font-size-complex="10pt"/>
    </style:style>
    <style:style style:name="P20" style:family="paragraph" style:parent-style-name="Standard" style:list-style-name="L1">
      <loext:graphic-properties draw:fill-gradient-name="gradient" draw:fill-hatch-name="hatch"/>
      <style:text-properties fo:color="#000000" loext:opacity="100%" fo:font-size="10pt" fo:language="en" fo:country="US" officeooo:rsid="00368718" officeooo:paragraph-rsid="00368718" style:font-size-asian="10pt" style:font-size-complex="10pt"/>
    </style:style>
    <style:style style:name="P21" style:family="paragraph" style:parent-style-name="Standard" style:list-style-name="L1">
      <loext:graphic-properties draw:fill-gradient-name="gradient" draw:fill-hatch-name="hatch"/>
      <style:text-properties fo:color="#000000" loext:opacity="100%" fo:font-size="10pt" fo:language="en" fo:country="US" officeooo:rsid="003775f0" officeooo:paragraph-rsid="003775f0" style:font-size-asian="10pt" style:font-size-complex="10pt"/>
    </style:style>
    <style:style style:name="P22" style:family="paragraph" style:parent-style-name="Standard" style:list-style-name="L1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470c96" officeooo:paragraph-rsid="00470c96" style:font-size-asian="10pt" style:font-size-complex="10pt"/>
    </style:style>
    <style:style style:name="P23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3edabe" officeooo:paragraph-rsid="003f8fd0" style:font-size-asian="10pt" style:font-size-complex="10pt"/>
    </style:style>
    <style:style style:name="P24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3f8fd0" officeooo:paragraph-rsid="004663f6" style:font-size-asian="10pt" style:font-size-complex="10pt"/>
    </style:style>
    <style:style style:name="P25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3f8fd0" officeooo:paragraph-rsid="003f8fd0" style:font-size-asian="10pt" style:font-size-complex="10pt"/>
    </style:style>
    <style:style style:name="P26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4663f6" officeooo:paragraph-rsid="004663f6" style:font-size-asian="10pt" style:font-size-complex="10pt"/>
    </style:style>
    <style:style style:name="P27" style:family="paragraph" style:parent-style-name="Standard" style:list-style-name="L3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4bb780" officeooo:paragraph-rsid="004bb780" style:font-size-asian="10pt" style:font-size-complex="10pt"/>
    </style:style>
    <style:style style:name="P28" style:family="paragraph" style:parent-style-name="Standard" style:list-style-name="L3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4cff7a" officeooo:paragraph-rsid="004cff7a" style:font-size-asian="10pt" style:font-size-complex="10pt"/>
    </style:style>
    <style:style style:name="P29" style:family="paragraph" style:parent-style-name="Standard" style:list-style-name="L3">
      <loext:graphic-properties draw:fill="none" draw:fill-gradient-name="gradient" draw:fill-hatch-name="hatch"/>
      <style:paragraph-properties fo:margin-left="0.5in" fo:margin-right="0in" fo:text-indent="-0.25in" style:auto-text-indent="false" fo:background-color="transparent"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4cff7a" officeooo:paragraph-rsid="004ea987" style:font-size-asian="10pt" style:font-size-complex="10pt"/>
    </style:style>
    <style:style style:name="P30" style:family="paragraph" style:parent-style-name="Standard" style:list-style-name="L4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3fe830" officeooo:paragraph-rsid="003fe830" style:font-size-asian="10pt" style:font-size-complex="10pt"/>
    </style:style>
    <style:style style:name="P31" style:family="paragraph" style:parent-style-name="Standard" style:list-style-name="L6">
      <loext:graphic-properties draw:fill-gradient-name="gradient" draw:fill-hatch-name="hatch"/>
      <style:text-properties fo:color="#000000" loext:opacity="100%" fo:font-size="10pt" fo:language="en" fo:country="US" officeooo:rsid="0038fa51" officeooo:paragraph-rsid="003ceccd" style:font-size-asian="10pt" style:font-size-complex="10pt"/>
    </style:style>
    <style:style style:name="P32" style:family="paragraph" style:parent-style-name="Standard" style:list-style-name="L6">
      <loext:graphic-properties draw:fill-gradient-name="gradient" draw:fill-hatch-name="hatch"/>
      <style:text-properties fo:color="#000000" loext:opacity="100%" fo:font-size="10pt" fo:language="en" fo:country="US" officeooo:rsid="003a55a5" officeooo:paragraph-rsid="003ceccd" style:font-size-asian="10pt" style:font-size-complex="10pt"/>
    </style:style>
    <style:style style:name="P33" style:family="paragraph" style:parent-style-name="Standard" style:list-style-name="L3">
      <loext:graphic-properties draw:fill="none" draw:fill-gradient-name="gradient" draw:fill-hatch-name="hatch"/>
      <style:paragraph-properties fo:margin-left="0.5in" fo:margin-right="0in" fo:text-indent="-0.25in" style:auto-text-indent="false" fo:background-color="transparent"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4ea987" officeooo:paragraph-rsid="004ea987" style:font-size-asian="10pt" style:font-size-complex="10pt"/>
    </style:style>
    <style:style style:name="P34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indent="0in" style:auto-text-indent="false" style:page-number="auto" fo:background-color="transparent">
        <style:tab-stops>
          <style:tab-stop style:position="8in" style:type="right"/>
        </style:tab-stops>
      </style:paragraph-properties>
      <style:text-properties fo:color="#000000" loext:opacity="100%" fo:font-size="10pt" fo:language="en" fo:country="US" officeooo:rsid="001c2a5a" officeooo:paragraph-rsid="001c2a5a" style:font-size-asian="10pt" style:font-size-complex="10pt"/>
    </style:style>
    <style:style style:name="P35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8in" style:type="right"/>
        </style:tab-stops>
      </style:paragraph-properties>
      <style:text-properties fo:color="#000000" loext:opacity="100%" fo:font-size="10pt" fo:language="en" fo:country="US" officeooo:rsid="001c2a5a" officeooo:paragraph-rsid="0051f01d" style:font-size-asian="10pt" style:font-size-complex="10pt"/>
    </style:style>
    <style:style style:name="P36" style:family="paragraph" style:parent-style-name="Standard" style:list-style-name="L5">
      <loext:graphic-properties draw:fill-gradient-name="gradient" draw:fill-hatch-name="hatch"/>
      <style:text-properties fo:color="#000000" loext:opacity="100%" fo:font-size="10pt" fo:language="en" fo:country="US" fo:font-weight="normal" officeooo:rsid="004bb780" officeooo:paragraph-rsid="00539296" style:font-size-asian="10pt" style:font-weight-asian="normal" style:font-size-complex="10pt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31dada" officeooo:paragraph-rsid="0031dada" style:font-size-asian="11pt" style:font-size-complex="11pt"/>
    </style:style>
    <style:style style:name="P38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3edabe" officeooo:paragraph-rsid="003f8fd0" style:font-size-asian="11pt" style:font-size-complex="11pt"/>
    </style:style>
    <style:style style:name="P39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3fe830" officeooo:paragraph-rsid="003fe830" style:font-size-asian="11pt" style:font-size-complex="11pt"/>
    </style:style>
    <style:style style:name="P40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3fe830" officeooo:paragraph-rsid="004bb780" style:font-size-asian="11pt" style:font-size-complex="11pt"/>
    </style:style>
    <style:style style:name="P41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3775f0" officeooo:paragraph-rsid="003ceccd" style:font-size-asian="11pt" style:font-size-complex="11pt"/>
    </style:style>
    <style:style style:name="P42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1c2a5a" officeooo:paragraph-rsid="001c2a5a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ceccd" style:font-weight-asian="bold" style:font-weight-complex="bold"/>
    </style:style>
    <style:style style:name="T3" style:family="text">
      <style:text-properties officeooo:rsid="003297d4"/>
    </style:style>
    <style:style style:name="T4" style:family="text">
      <style:text-properties officeooo:rsid="0033e214"/>
    </style:style>
    <style:style style:name="T5" style:family="text">
      <style:text-properties officeooo:rsid="003775f0"/>
    </style:style>
    <style:style style:name="T6" style:family="text">
      <style:text-properties officeooo:rsid="00388344"/>
    </style:style>
    <style:style style:name="T7" style:family="text">
      <style:text-properties officeooo:rsid="0038fa51"/>
    </style:style>
    <style:style style:name="T8" style:family="text">
      <style:text-properties fo:font-weight="normal" officeooo:rsid="003ca38e" style:font-weight-asian="normal" style:font-weight-complex="normal"/>
    </style:style>
    <style:style style:name="T9" style:family="text">
      <style:text-properties fo:font-weight="normal" officeooo:rsid="003ceccd" style:font-weight-asian="normal" style:font-weight-complex="normal"/>
    </style:style>
    <style:style style:name="T10" style:family="text">
      <style:text-properties fo:font-weight="normal" officeooo:rsid="00405f5b" style:font-weight-asian="normal" style:font-weight-complex="normal"/>
    </style:style>
    <style:style style:name="T11" style:family="text">
      <style:text-properties fo:font-weight="normal" officeooo:rsid="00448991" style:font-weight-asian="normal" style:font-weight-complex="normal"/>
    </style:style>
    <style:style style:name="T12" style:family="text">
      <style:text-properties fo:font-weight="normal" officeooo:rsid="004bb780" style:font-weight-asian="normal" style:font-weight-complex="normal"/>
    </style:style>
    <style:style style:name="T13" style:family="text">
      <style:text-properties fo:font-weight="normal" officeooo:rsid="005553d8" style:font-weight-asian="normal" style:font-weight-complex="normal"/>
    </style:style>
    <style:style style:name="T14" style:family="text">
      <style:text-properties officeooo:rsid="003f8fd0"/>
    </style:style>
    <style:style style:name="T15" style:family="text">
      <style:text-properties officeooo:rsid="003fe830"/>
    </style:style>
    <style:style style:name="T16" style:family="text">
      <style:text-properties officeooo:rsid="00405f5b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officeooo:rsid="00451eb8"/>
    </style:style>
    <style:style style:name="T19" style:family="text">
      <style:text-properties fo:color="#000000" loext:opacity="100%" officeooo:rsid="00455cec"/>
    </style:style>
    <style:style style:name="T20" style:family="text">
      <style:text-properties fo:color="#000000" loext:opacity="100%" officeooo:rsid="00470c96"/>
    </style:style>
    <style:style style:name="T21" style:family="text">
      <style:text-properties fo:color="#000000" loext:opacity="100%" fo:font-size="10pt" fo:language="en" fo:country="US" fo:font-weight="normal" officeooo:rsid="00539b1f" style:font-size-asian="10pt" style:font-weight-asian="normal" style:font-size-complex="10pt" style:font-weight-complex="normal"/>
    </style:style>
    <style:style style:name="T22" style:family="text">
      <style:text-properties fo:color="#000000" loext:opacity="100%" fo:font-size="10pt" fo:language="en" fo:country="US" fo:font-weight="normal" officeooo:rsid="003ceccd" style:font-size-asian="10pt" style:font-weight-asian="normal" style:font-size-complex="10pt" style:font-weight-complex="normal"/>
    </style:style>
    <style:style style:name="T23" style:family="text">
      <style:text-properties officeooo:rsid="004bb780"/>
    </style:style>
    <style:style style:name="T24" style:family="text">
      <style:text-properties officeooo:rsid="004cff7a"/>
    </style:style>
    <style:style style:name="T25" style:family="text">
      <style:text-properties officeooo:rsid="004df59b"/>
    </style:style>
    <style:style style:name="T26" style:family="text">
      <style:text-properties officeooo:rsid="004f87c7"/>
    </style:style>
    <style:style style:name="T27" style:family="text">
      <style:text-properties officeooo:rsid="00503263"/>
    </style:style>
    <style:style style:name="T28" style:family="text">
      <style:text-properties officeooo:rsid="0051f01d"/>
    </style:style>
    <style:style style:name="T29" style:family="text">
      <style:text-properties officeooo:rsid="00539296"/>
    </style:style>
    <style:style style:name="T30" style:family="text">
      <style:text-properties officeooo:rsid="00539b1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evon Gardner</text:p>
      <text:p text:style-name="P1"><text:a xlink:type="simple" xlink:href="https://github.com/devon-g/" text:style-name="Internet_20_link" text:visited-style-name="Visited_20_Internet_20_Link"><text:span text:style-name="T17">github/</text:span><text:span text:style-name="T18">devon-g</text:span></text:a><text:span text:style-name="T17"> | d</text:span><text:span text:style-name="T19">gardner365@gmail.com</text:span><text:span text:style-name="T17"> | (941) 358-1887 </text:span><text:span text:style-name="T20">| </text:span><text:a xlink:type="simple" xlink:href="https://www.linkedin.com/in/devon-gardner/" text:style-name="Internet_20_link" text:visited-style-name="Visited_20_Internet_20_Link"><text:span text:style-name="T17">linkedin/devon-gardner</text:span></text:a></text:p>
      <text:p text:style-name="P2"/>
      <text:p text:style-name="P42">EDUCATION</text:p>
      <text:p text:style-name="P35"><text:span text:style-name="T28">Bachelor of Arts in Computer Science</text:span><text:tab/><text:span text:style-name="T28">May 2023</text:span></text:p>
      <text:p text:style-name="P13">New College of Florida - Sarasota, FL</text:p>
      <text:p text:style-name="P13">Honors Thesis: Comparative Analysis of Robotic Arm Control Architectures</text:p>
      <text:p text:style-name="P15"/>
      <text:p text:style-name="P34">Associate of Arts<text:tab/>August 2020</text:p>
      <text:p text:style-name="P13">State College of Florida - Bradenton, FL</text:p>
      <text:p text:style-name="P3"/>
      <text:p text:style-name="P4"><text:span text:style-name="T2">RELATED COURSES &amp; </text:span><text:span text:style-name="T1">SKILLS</text:span></text:p>
      <text:p text:style-name="Standard"><text:span text:style-name="T21">Courses: </text:span><text:span text:style-name="T22">Robot Kinematics, Embedded Systems, Computer Architecture, Software Engineering, Machine Learning for Visual Thinkers, Object-Oriented Programming and Design</text:span></text:p>
      <text:p text:style-name="P14"><text:span text:style-name="T9">Skills </text:span><text:span text:style-name="T12">&amp; Technologies</text:span><text:span text:style-name="T9">: </text:span><text:span text:style-name="T8">C++, Python, Java, Javascript </text:span><text:span text:style-name="T12">(React)</text:span><text:span text:style-name="T8">, </text:span><text:span text:style-name="T13">GNU/</text:span><text:span text:style-name="T8">Linux OS, Git</text:span><text:span text:style-name="T10">H</text:span><text:span text:style-name="T8">ub, </text:span><text:span text:style-name="T11">ROS</text:span></text:p>
      <text:p text:style-name="P3"/>
      <text:p text:style-name="P3"><text:span text:style-name="T2">SOFTWARE </text:span><text:span text:style-name="T1">EXPERIENCE</text:span></text:p>
      <text:p text:style-name="P37"><text:span text:style-name="T5">Research Assistant</text:span><text:tab/><text:span text:style-name="T3">May</text:span> 2021 – August 2021</text:p>
      <text:p text:style-name="P5">University of South Carolina Center for Computational Robotics - Columbia, SC</text:p>
      <text:list text:style-name="L1">
        <text:list-item>
          <text:p text:style-name="P18">Collaborated with team of graduate researchers on marine robot computer vision research project</text:p>
        </text:list-item>
        <text:list-item>
          <text:p text:style-name="P19">Produced training dataset <text:span text:style-name="T6">of</text:span> <text:span text:style-name="T3">underwater cave speleothem consisting of </text:span><text:span text:style-name="T4">24 thousand labels </text:span><text:span text:style-name="T6">of</text:span><text:span text:style-name="T4"> four classes </text:span><text:span text:style-name="T6">of interest</text:span></text:p>
        </text:list-item>
        <text:list-item>
          <text:p text:style-name="P20">Trained YOLOv5s <text:span text:style-name="T7">object detection </text:span>model on training data resulting in mean average precision of 0.85, which allowed model to be used <text:span text:style-name="T14">as</text:span> part of larger <text:span text:style-name="T5">research project</text:span></text:p>
        </text:list-item>
        <text:list-item>
          <text:p text:style-name="P21">Wrote research paper and created conference poster to convey process and findings at multiple symposiums <text:span text:style-name="T7">attended by researchers, graduate students, and professors</text:span></text:p>
        </text:list-item>
        <text:list-item>
          <text:p text:style-name="P22">Attended Robotics: Science and Systems 2021 conference</text:p>
        </text:list-item>
      </text:list>
      <text:p text:style-name="P7"/>
      <text:p text:style-name="P38">WidowX 200 Robot Arm Control<text:tab/><text:span text:style-name="T23">Spring 2021 - </text:span>Present</text:p>
      <text:list text:style-name="L2">
        <text:list-item>
          <text:p text:style-name="P23">Created helper library for DynamixelSDK to simplify usage of Dynamixel <text:span text:style-name="T14">motor</text:span> serial communication</text:p>
        </text:list-item>
        <text:list-item>
          <text:p text:style-name="P23">Applied linear regression to recorded robot arm joint angles over time to produce <text:span text:style-name="T16">G</text:span>aussian mixture model <text:span text:style-name="T14">based motion primitives for preforming actions without human control</text:span></text:p>
        </text:list-item>
        <text:list-item>
          <text:p text:style-name="P24">Evaluated <text:span text:style-name="T15">performance of various motion primitives</text:span> through root mean square error <text:span text:style-name="T15">metric</text:span></text:p>
        </text:list-item>
        <text:list-item>
          <text:p text:style-name="P25">Computed three dimensional coordinates of end effector using Denavit-Hartenberg based forward kinematics</text:p>
        </text:list-item>
        <text:list-item>
          <text:p text:style-name="P26">Implemented Jacobian based inverse kinematics for converting three dimensional coordinates to joint angles while accounting for singularities</text:p>
        </text:list-item>
      </text:list>
      <text:p text:style-name="P8"/>
      <text:p text:style-name="P9">Red Tide Dashboard</text:p>
      <text:list xml:id="list3397738510" text:style-name="L3">
        <text:list-item>
          <text:p text:style-name="P27">Designed and implemented a full-stack web application<text:span text:style-name="T24"> </text:span>to allow users to keep track of recent red tide activity on Twitter, YouTube, and Spotify using React, AWS, and MongoDB</text:p>
        </text:list-item>
        <text:list-item>
          <text:p text:style-name="P28">Aggregated data for storing in MongoDB and displaying to the user through React from multiple sources through API calls</text:p>
        </text:list-item>
        <text:list-item>
          <text:p text:style-name="P29">Applied Agile/Scrum methodologies in a 3 person team</text:p>
        </text:list-item>
        <text:list-item>
          <text:p text:style-name="P33">Negotiated features and deadlines with client</text:p>
        </text:list-item>
      </text:list>
      <text:p text:style-name="P16"/>
      <text:p text:style-name="P39">Machine Learning for Visual Thinkers Course<text:tab/>Fall 2020</text:p>
      <text:list text:style-name="L4">
        <text:list-item>
          <text:p text:style-name="P30">Implemented linear regression, principle component analysis, k-means clustering, k-nearest neighbors classification and naive bayes classification algorithms from the ground up</text:p>
        </text:list-item>
        <text:list-item>
          <text:p text:style-name="P30">Preprocessed raw data <text:span text:style-name="T26">by </text:span><text:span text:style-name="T27">removing datapoints with non-numeric values and </text:span><text:span text:style-name="T26">normalizing by z-score or range</text:span></text:p>
        </text:list-item>
        <text:list-item>
          <text:p text:style-name="P30">Wrote reports analyzing the results of <text:span text:style-name="T27">various</text:span> algorithms applied to various real world datasets</text:p>
        </text:list-item>
      </text:list>
      <text:p text:style-name="P8"/>
      <text:p text:style-name="P10">ADDITIONAL EXPERIENCE</text:p>
      <text:p text:style-name="P40"><text:span text:style-name="T12">Teaching Assistant – Computer Systems, Architecture, and Digital Hardware</text:span><text:tab/>Fall 202<text:span text:style-name="T23">2</text:span></text:p>
      <text:p text:style-name="P11">New College of Florida – Sarasota, FL</text:p>
      <text:list xml:id="list3087960008" text:style-name="L5">
        <text:list-item>
          <text:p text:style-name="P36">Supports the professor by grading</text:p>
        </text:list-item>
        <text:list-item>
          <text:p text:style-name="P36"><text:span text:style-name="T29">Guides students during </text:span>office hours <text:span text:style-name="T29">through thorough</text:span> understanding of course <text:span text:style-name="T29">topics</text:span></text:p>
        </text:list-item>
      </text:list>
      <text:p text:style-name="P17"/>
      <text:p text:style-name="P41">Supplemental Instruction Specialist<text:tab/>October 2019 - Present</text:p>
      <text:p text:style-name="P6">State College of Florida Academic Success Center - Bradenton, FL</text:p>
      <text:list text:style-name="L6">
        <text:list-item>
          <text:p text:style-name="P31">Tutor<text:span text:style-name="T25">s</text:span> college level students in Calculus 2 level math and below, Physics with Calculus, and Introductory and General Chemistry</text:p>
        </text:list-item>
        <text:list-item>
          <text:p text:style-name="P32">Assist<text:span text:style-name="T25">s</text:span> computer science students with programming concepts, structure, and syntax of Python, Java, <text:span text:style-name="T25">and C++</text:span></text:p>
        </text:list-item>
        <text:list-item>
          <text:p text:style-name="P32">Provide<text:span text:style-name="T25">s</text:span> <text:span text:style-name="T25">guidance</text:span> in navigating and using Microsoft Word, Microsoft Excel, and Canvas by Instructur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in" style:contextual-spacing="false" fo:padding="0in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00:06:20.870240814</meta:creation-date>
    <dc:date>2022-09-17T18:01:40.102861358</dc:date>
    <meta:editing-duration>PT9H29M34S</meta:editing-duration>
    <meta:editing-cycles>27</meta:editing-cycles>
    <meta:generator>LibreOffice/7.4.1.2$Linux_X86_64 LibreOffice_project/40$Build-2</meta:generator>
    <meta:document-statistic meta:table-count="0" meta:image-count="0" meta:object-count="0" meta:page-count="1" meta:paragraph-count="44" meta:word-count="516" meta:character-count="3557" meta:non-whitespace-character-count="3104"/>
  </office:meta>
</office:document-meta>
</file>